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25cm" draw:marker-start-center="true" draw:marker-end="Arrow" draw:marker-end-width="0.25cm" draw:marker-end-center="true" draw:fill="none" draw:textarea-horizontal-align="center"/>
    </style:style>
    <style:style style:name="gr2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3" style:family="graphic" style:parent-style-name="objectwithoutfill">
      <style:graphic-properties draw:marker-start="Arrow" draw:marker-start-width="0.25cm" draw:marker-end="" draw:marker-end-width="0.254cm" draw:marker-end-center="true" draw:fill="none" draw:textarea-horizontal-align="center"/>
    </style:style>
    <style:style style:name="gr14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5" style:family="graphic" style:parent-style-name="objectwithoutfill">
      <style:graphic-properties svg:stroke-width="0.15cm" svg:stroke-color="#ff3333" draw:marker-start-width="0.525cm" draw:marker-end-width="0.525cm" draw:fill="none" draw:textarea-horizontal-align="center" fo:padding-top="0.1cm" fo:padding-bottom="0.1cm" fo:padding-left="0.126cm" fo:padding-right="0.126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3.075cm" svg:y1="5.442cm" svg:x2="18.732cm" svg:y2="5.442cm" draw:start-shape="id1" draw:start-glue-point="1" draw:end-shape="id2" draw:end-glue-point="3" svg:d="M13075 5442h5657">
          <text:p/>
        </draw:connector>
        <draw:rect draw:style-name="gr2" draw:text-style-name="P1" xml:id="id2" draw:id="id2" draw:layer="layout" svg:width="0.517cm" svg:height="0.25cm" svg:x="18.732cm" svg:y="5.317cm">
          <text:p/>
        </draw:rect>
        <draw:frame draw:style-name="gr3" draw:text-style-name="P2" draw:layer="layout" svg:width="2.504cm" svg:height="0.9cm" svg:x="1.598cm" svg:y="1.55cm">
          <draw:text-box>
            <text:p><text:span text:style-name="T1">TOE/SLc</text:span></text:p>
          </draw:text-box>
        </draw:frame>
        <draw:g>
          <draw:polyline draw:style-name="gr4" draw:layer="layout" svg:width="0.249cm" svg:height="0.499cm" svg:x="1.5cm" svg:y="12.8cm" svg:viewBox="0 0 250 500" draw:points="0,0 250,250 0,500">
            <text:p/>
          </draw:polyline>
          <draw:frame draw:style-name="gr5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6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7" draw:layer="layout" svg:x1="1.5cm" svg:y1="12.55cm" svg:x2="1.75cm" svg:y2="12.55cm">
            <text:p/>
          </draw:line>
        </draw:g>
        <draw:rect draw:style-name="gr2" draw:text-style-name="P1" draw:layer="layout" svg:width="1.004cm" svg:height="0.25cm" svg:x="12.071cm" svg:y="3.722cm">
          <text:p/>
        </draw:rect>
        <draw:rect draw:style-name="gr8" draw:text-style-name="P4" xml:id="id7" draw:id="id7" draw:layer="layout" svg:width="1.215cm" svg:height="0.636cm" svg:x="1.515cm" svg:y="3.222cm">
          <text:p><text:span text:style-name="T3">RXe</text:span></text:p>
        </draw:rect>
        <draw:rect draw:style-name="gr8" draw:text-style-name="P4" xml:id="id9" draw:id="id9" draw:layer="layout" svg:width="1.215cm" svg:height="0.623cm" svg:x="1.515cm" svg:y="3.968cm">
          <text:p><text:span text:style-name="T3">TAi</text:span></text:p>
        </draw:rect>
        <draw:rect draw:style-name="gr8" draw:text-style-name="P4" xml:id="id11" draw:id="id11" draw:layer="layout" svg:width="1.215cm" svg:height="0.623cm" svg:x="1.515cm" svg:y="10.373cm">
          <text:p><text:span text:style-name="T3">STt</text:span></text:p>
        </draw:rect>
        <draw:rect draw:style-name="gr2" draw:text-style-name="P1" xml:id="id8" draw:id="id8" draw:layer="layout" svg:width="1.004cm" svg:height="0.25cm" svg:x="8.844cm" svg:y="3.415cm">
          <text:p/>
        </draw:rect>
        <draw:rect draw:style-name="gr2" draw:text-style-name="P1" xml:id="id3" draw:id="id3" draw:layer="layout" svg:width="1.004cm" svg:height="0.25cm" svg:x="12.071cm" svg:y="2.922cm">
          <text:p/>
        </draw:rect>
        <draw:rect draw:style-name="gr2" draw:text-style-name="P1" xml:id="id5" draw:id="id5" draw:layer="layout" svg:width="1.004cm" svg:height="0.249cm" svg:x="12.071cm" svg:y="3.723cm">
          <text:p/>
        </draw:rect>
        <draw:connector draw:style-name="gr9" draw:layer="layout" svg:x1="13.075cm" svg:y1="3.047cm" svg:x2="18.216cm" svg:y2="3.04cm" draw:start-shape="id3" draw:start-glue-point="1" draw:end-shape="id4" draw:end-glue-point="3" svg:d="M13075 3047h2564v-7h2577">
          <text:p/>
        </draw:connector>
        <draw:connector draw:style-name="gr9" draw:layer="layout" svg:x1="13.075cm" svg:y1="3.847cm" svg:x2="18.216cm" svg:y2="3.847cm" draw:start-shape="id5" draw:start-glue-point="1" draw:end-shape="id6" draw:end-glue-point="3" svg:d="M13075 3847h5141">
          <text:p/>
        </draw:connector>
        <draw:connector draw:style-name="gr9" draw:layer="layout" svg:x1="2.73cm" svg:y1="3.54cm" svg:x2="8.844cm" svg:y2="3.54cm" draw:start-shape="id7" draw:start-glue-point="1" draw:end-shape="id8" draw:end-glue-point="3" svg:d="M2730 3540h6114">
          <text:p/>
        </draw:connector>
        <draw:rect draw:style-name="gr2" draw:text-style-name="P1" xml:id="id10" draw:id="id10" draw:layer="layout" svg:width="1.004cm" svg:height="0.25cm" svg:x="8.844cm" svg:y="4.154cm">
          <text:p/>
        </draw:rect>
        <draw:rect draw:style-name="gr2" draw:text-style-name="P1" xml:id="id12" draw:id="id12" draw:layer="layout" svg:width="1.004cm" svg:height="0.25cm" svg:x="4.987cm" svg:y="10.585cm">
          <text:p/>
        </draw:rect>
        <draw:connector draw:style-name="gr9" draw:layer="layout" svg:x1="2.73cm" svg:y1="4.279cm" svg:x2="8.844cm" svg:y2="4.279cm" draw:start-shape="id9" draw:start-glue-point="1" draw:end-shape="id10" draw:end-glue-point="3" svg:d="M2730 4279h6114">
          <text:p/>
        </draw:connector>
        <draw:connector draw:style-name="gr9" draw:layer="layout" svg:x1="2.73cm" svg:y1="10.684cm" svg:x2="4.987cm" svg:y2="10.71cm" draw:start-shape="id11" draw:start-glue-point="1" draw:end-shape="id12" draw:end-glue-point="3" svg:d="M2730 10684h1135v26h1122">
          <text:p/>
        </draw:connector>
        <draw:rect draw:style-name="gr8" draw:text-style-name="P4" xml:id="id6" draw:id="id6" draw:layer="layout" svg:width="1.215cm" svg:height="0.623cm" svg:x="18.216cm" svg:y="3.536cm">
          <text:p><text:span text:style-name="T3">TAi</text:span></text:p>
        </draw:rect>
        <draw:rect draw:style-name="gr8" draw:text-style-name="P4" xml:id="id4" draw:id="id4" draw:layer="layout" svg:width="1.215cm" svg:height="0.636cm" svg:x="18.216cm" svg:y="2.722cm">
          <text:p><text:span text:style-name="T3">RXe</text:span></text:p>
        </draw:rect>
        <draw:custom-shape draw:style-name="gr10" draw:text-style-name="P6" draw:layer="layout" svg:width="0.59cm" svg:height="0.291cm" svg:x="14.369cm" svg:y="2.917cm">
          <text:p text:style-name="P5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7cm" svg:y="3.702cm">
          <text:p text:style-name="P5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3.514cm" svg:y="10.543cm">
          <text:p text:style-name="P5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2cm" svg:y="4.117cm">
          <text:p text:style-name="P5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3cm" svg:y="3.417cm">
          <text:p text:style-name="P5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8" draw:text-style-name="P4" xml:id="id24" draw:id="id24" draw:layer="layout" svg:width="1.215cm" svg:height="0.636cm" svg:x="1.516cm" svg:y="11.222cm">
          <text:p><text:span text:style-name="T3">TXe</text:span></text:p>
        </draw:rect>
        <draw:rect draw:style-name="gr11" draw:text-style-name="P5" draw:layer="layout" svg:width="17.933cm" svg:height="11.988cm" svg:x="1.508cm" svg:y="1.457cm">
          <text:p/>
        </draw:rect>
        <draw:rect draw:style-name="gr12" draw:text-style-name="P8" xml:id="id21" draw:id="id21" draw:layer="layout" svg:width="4.051cm" svg:height="1.321cm" svg:x="12.134cm" svg:y="8.909cm">
          <text:p text:style-name="P7"><text:span text:style-name="T5">Urh</text:span></text:p>
          <text:p text:style-name="P7"><text:span text:style-name="T6"><text:s text:c="4"/></text:span><text:span text:style-name="T6">UpdateRequestHandler</text:span><text:span text:style-name="T5"> </text:span></text:p>
        </draw:rect>
        <draw:rect draw:style-name="gr12" draw:text-style-name="P8" xml:id="id13" draw:id="id13" draw:layer="layout" svg:width="3.28cm" svg:height="1.571cm" svg:x="3.033cm" svg:y="4.808cm">
          <text:p text:style-name="P7"><text:span text:style-name="T5">Sim</text:span></text:p>
          <text:p text:style-name="P7"><text:span text:style-name="T6"><text:s text:c="4"/></text:span><text:span text:style-name="T6">SessionIdManager</text:span><text:span text:style-name="T5"> </text:span></text:p>
        </draw:rect>
        <draw:rect draw:style-name="gr2" draw:text-style-name="P1" xml:id="id14" draw:id="id14" draw:layer="layout" svg:width="0.488cm" svg:height="0.25cm" svg:x="8.844cm" svg:y="5.468cm">
          <text:p/>
        </draw:rect>
        <draw:connector draw:style-name="gr9" draw:layer="layout" svg:x1="6.313cm" svg:y1="5.593cm" svg:x2="8.844cm" svg:y2="5.593cm" draw:start-shape="id13" draw:start-glue-point="1" draw:end-shape="id14" draw:end-glue-point="3" svg:d="M6313 5593h2531">
          <text:p/>
        </draw:connector>
        <draw:connector draw:style-name="gr9" draw:layer="layout" svg:x1="10.933cm" svg:y1="7.668cm" svg:x2="3.033cm" svg:y2="5.593cm" draw:start-shape="id15" draw:start-glue-point="3" draw:end-shape="id13" draw:end-glue-point="3" svg:d="M10933 7668h-8414v-2075h514">
          <text:p/>
        </draw:connector>
        <draw:custom-shape draw:style-name="gr10" draw:text-style-name="P6" draw:layer="layout" svg:width="1.397cm" svg:height="0.291cm" svg:x="6.791cm" svg:y="5.448cm">
          <text:p text:style-name="P6"><text:span text:style-name="T4">1638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9" draw:layer="layout" svg:x1="13.048cm" svg:y1="6.23cm" svg:x2="14.309cm" svg:y2="7.098cm" draw:start-shape="id16" draw:start-glue-point="1" draw:end-shape="id17" draw:end-glue-point="0" svg:d="M13048 6230h1261v868">
          <text:p/>
        </draw:connector>
        <draw:rect draw:style-name="gr2" draw:text-style-name="P1" xml:id="id16" draw:id="id16" draw:layer="layout" svg:width="0.517cm" svg:height="0.25cm" svg:x="12.531cm" svg:y="6.105cm">
          <text:p/>
        </draw:rect>
        <draw:custom-shape draw:style-name="gr10" draw:text-style-name="P6" draw:layer="layout" svg:width="0.59cm" svg:height="0.291cm" svg:x="13.471cm" svg:y="6.085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1" xml:id="id17" draw:id="id17" draw:layer="layout" svg:width="0.61cm" svg:height="0.25cm" svg:x="14.004cm" svg:y="7.098cm">
          <text:p/>
        </draw:rect>
        <draw:custom-shape draw:style-name="gr10" draw:text-style-name="P6" draw:layer="layout" svg:width="0.59cm" svg:height="0.291cm" svg:x="7.09cm" svg:y="7.502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9" draw:layer="layout" draw:line-skew="0.345cm" svg:x1="9.39cm" svg:y1="6.355cm" svg:x2="6.957cm" svg:y2="10.207cm" draw:start-shape="id18" draw:start-glue-point="2" draw:end-shape="id19" draw:end-glue-point="0" svg:d="M9390 6355v2265h-2433v1587">
          <text:p/>
        </draw:connector>
        <draw:custom-shape draw:style-name="gr10" draw:text-style-name="P6" draw:layer="layout" svg:width="0.59cm" svg:height="0.291cm" svg:x="8.291cm" svg:y="8.502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1" xml:id="id18" draw:id="id18" draw:layer="layout" svg:width="0.517cm" svg:height="0.25cm" svg:x="9.132cm" svg:y="6.105cm">
          <text:p/>
        </draw:rect>
        <draw:rect draw:style-name="gr2" draw:text-style-name="P1" xml:id="id20" draw:id="id20" draw:layer="layout" svg:width="0.517cm" svg:height="0.25cm" svg:x="9.833cm" svg:y="6.105cm">
          <text:p/>
        </draw:rect>
        <draw:connector draw:style-name="gr13" draw:layer="layout" svg:x1="10.091cm" svg:y1="6.355cm" svg:x2="12.134cm" svg:y2="9.569cm" draw:start-shape="id20" draw:start-glue-point="2" draw:end-shape="id21" draw:end-glue-point="3" svg:d="M10091 6355v3214h2043">
          <text:p/>
        </draw:connector>
        <draw:custom-shape draw:style-name="gr10" draw:text-style-name="P6" draw:layer="layout" svg:width="0.59cm" svg:height="0.291cm" svg:x="10.468cm" svg:y="9.421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1" xml:id="id22" draw:id="id22" draw:layer="layout" svg:width="0.61cm" svg:height="0.281cm" svg:x="10.981cm" svg:y="7.958cm">
          <text:p/>
        </draw:rect>
        <draw:rect draw:style-name="gr2" draw:text-style-name="P1" xml:id="id23" draw:id="id23" draw:layer="layout" svg:width="0.61cm" svg:height="0.281cm" svg:x="8.314cm" svg:y="10.32cm">
          <text:p/>
        </draw:rect>
        <draw:connector draw:style-name="gr13" draw:layer="layout" draw:line-skew="-0.063cm" svg:x1="10.981cm" svg:y1="8.098cm" svg:x2="8.924cm" svg:y2="10.46cm" draw:start-shape="id22" draw:start-glue-point="3" draw:end-shape="id23" draw:end-glue-point="1" svg:d="M10981 8098h-1091v2362h-966">
          <text:p/>
        </draw:connector>
        <draw:custom-shape draw:style-name="gr10" draw:text-style-name="P6" draw:layer="layout" svg:width="0.59cm" svg:height="0.291cm" svg:x="9.153cm" svg:y="10.296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1" xml:id="id25" draw:id="id25" draw:layer="layout" svg:width="1.004cm" svg:height="0.25cm" svg:x="4.988cm" svg:y="11.414cm">
          <text:p/>
        </draw:rect>
        <draw:connector draw:style-name="gr9" draw:layer="layout" svg:x1="2.731cm" svg:y1="11.54cm" svg:x2="4.988cm" svg:y2="11.539cm" draw:start-shape="id24" draw:start-glue-point="1" draw:end-shape="id25" draw:end-glue-point="3" svg:d="M2731 11540h1135v-1h1122">
          <text:p/>
        </draw:connector>
        <draw:custom-shape draw:style-name="gr10" draw:text-style-name="P6" draw:layer="layout" svg:width="0.59cm" svg:height="0.291cm" svg:x="3.515cm" svg:y="11.394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1" xml:id="id26" draw:id="id26" draw:layer="layout" svg:width="1.004cm" svg:height="0.25cm" svg:x="7.888cm" svg:y="11.22cm">
          <text:p/>
        </draw:rect>
        <draw:rect draw:style-name="gr2" draw:text-style-name="P1" xml:id="id28" draw:id="id28" draw:layer="layout" svg:width="1.004cm" svg:height="0.25cm" svg:x="7.889cm" svg:y="12.021cm">
          <text:p/>
        </draw:rect>
        <draw:connector draw:style-name="gr9" draw:layer="layout" svg:x1="8.892cm" svg:y1="11.345cm" svg:x2="18.174cm" svg:y2="11.345cm" draw:start-shape="id26" draw:start-glue-point="1" draw:end-shape="id27" draw:end-glue-point="3" svg:d="M8892 11345h9282">
          <text:p/>
        </draw:connector>
        <draw:custom-shape draw:style-name="gr10" draw:text-style-name="P6" draw:layer="layout" svg:width="0.59cm" svg:height="0.291cm" svg:x="10.81cm" svg:y="11.2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9" draw:layer="layout" svg:x1="8.893cm" svg:y1="12.146cm" svg:x2="18.175cm" svg:y2="12.146cm" draw:start-shape="id28" draw:start-glue-point="1" draw:end-shape="id29" draw:end-glue-point="3" svg:d="M8893 12146h9282">
          <text:p/>
        </draw:connector>
        <draw:custom-shape draw:style-name="gr10" draw:text-style-name="P6" draw:layer="layout" svg:width="0.59cm" svg:height="0.291cm" svg:x="10.811cm" svg:y="12.001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2" draw:text-style-name="P8" xml:id="id19" draw:id="id19" draw:layer="layout" svg:width="4.051cm" svg:height="2.223cm" svg:x="4.932cm" svg:y="10.207cm">
          <text:p text:style-name="P7"><text:span text:style-name="T5">Rlt</text:span></text:p>
          <text:p text:style-name="P7"><text:span text:style-name="T6"><text:s text:c="4"/></text:span><text:span text:style-name="T6">ReverseLookupTable</text:span><text:span text:style-name="T5"> </text:span></text:p>
        </draw:rect>
        <draw:rect draw:style-name="gr12" draw:text-style-name="P8" xml:id="id15" draw:id="id15" draw:layer="layout" svg:width="4.051cm" svg:height="1.321cm" svg:x="10.933cm" svg:y="7.008cm">
          <text:p text:style-name="P7"><text:span text:style-name="T5">Urs</text:span></text:p>
          <text:p text:style-name="P7"><text:span text:style-name="T6"><text:s text:c="4"/></text:span><text:span text:style-name="T6">UpdateRequestSender</text:span><text:span text:style-name="T5"> </text:span></text:p>
        </draw:rect>
        <draw:rect draw:style-name="gr2" draw:text-style-name="P1" xml:id="id1" draw:id="id1" draw:layer="layout" svg:width="0.544cm" svg:height="0.249cm" svg:x="12.531cm" svg:y="5.318cm">
          <text:p/>
        </draw:rect>
        <draw:rect draw:style-name="gr12" draw:text-style-name="P8" draw:layer="layout" svg:width="4.335cm" svg:height="3.737cm" svg:x="8.778cm" svg:y="2.673cm">
          <text:p text:style-name="P7"><text:span text:style-name="T5">Lrh</text:span></text:p>
          <text:p text:style-name="P7"><text:span text:style-name="T6"><text:s text:c="4"/></text:span><text:span text:style-name="T6">LookupReplyHandler</text:span><text:span text:style-name="T5"> </text:span></text:p>
        </draw:rect>
        <draw:rect draw:style-name="gr2" draw:text-style-name="P1" xml:id="id30" draw:id="id30" draw:layer="layout" svg:width="0.517cm" svg:height="0.25cm" svg:x="18.733cm" svg:y="7.543cm">
          <text:p/>
        </draw:rect>
        <draw:rect draw:style-name="gr2" draw:text-style-name="P1" xml:id="id31" draw:id="id31" draw:layer="layout" svg:width="0.517cm" svg:height="0.25cm" svg:x="18.734cm" svg:y="9.444cm">
          <text:p/>
        </draw:rect>
        <draw:connector draw:style-name="gr9" draw:layer="layout" svg:x1="14.984cm" svg:y1="7.668cm" svg:x2="18.733cm" svg:y2="7.668cm" draw:start-shape="id15" draw:start-glue-point="1" draw:end-shape="id30" draw:end-glue-point="3" svg:d="M14984 7668h3749">
          <text:p/>
        </draw:connector>
        <draw:connector draw:style-name="gr9" draw:layer="layout" svg:x1="16.185cm" svg:y1="9.569cm" svg:x2="18.734cm" svg:y2="9.569cm" draw:start-shape="id21" draw:start-glue-point="1" draw:end-shape="id31" draw:end-glue-point="3" svg:d="M16185 9569h2549">
          <text:p/>
        </draw:connector>
        <draw:rect draw:style-name="gr14" draw:text-style-name="P4" draw:layer="layout" svg:width="0.714cm" svg:height="5.36cm" svg:x="18.727cm" svg:y="4.86cm">
          <text:p><text:span text:style-name="T3">C</text:span></text:p>
          <text:p><text:span text:style-name="T3">A</text:span></text:p>
          <text:p><text:span text:style-name="T3">M</text:span></text:p>
        </draw:rect>
        <draw:rect draw:style-name="gr8" draw:text-style-name="P4" xml:id="id29" draw:id="id29" draw:layer="layout" svg:width="1.215cm" svg:height="0.623cm" svg:x="18.175cm" svg:y="11.835cm">
          <text:p><text:span text:style-name="T3">TXe</text:span></text:p>
        </draw:rect>
        <draw:rect draw:style-name="gr8" draw:text-style-name="P4" xml:id="id27" draw:id="id27" draw:layer="layout" svg:width="1.215cm" svg:height="0.623cm" svg:x="18.174cm" svg:y="11.034cm">
          <text:p><text:span text:style-name="T3">PRt</text:span></text:p>
        </draw:rect>
      </draw:page>
      <draw:page draw:name="page2" draw:style-name="dp1" draw:master-page-name="Default">
        <draw:rect draw:style-name="gr2" draw:text-style-name="P1" xml:id="id56" draw:id="id56" draw:layer="layout" svg:width="0.548cm" svg:height="0.333cm" svg:x="18.724cm" svg:y="7.957cm">
          <text:p/>
        </draw:rect>
        <draw:frame draw:style-name="gr3" draw:text-style-name="P2" draw:layer="layout" svg:width="2.504cm" svg:height="0.9cm" svg:x="1.599cm" svg:y="1.55cm">
          <draw:text-box>
            <text:p><text:span text:style-name="T1">TOE/TXe</text:span></text:p>
          </draw:text-box>
        </draw:frame>
        <draw:g>
          <draw:polyline draw:style-name="gr4" draw:layer="layout" svg:width="0.249cm" svg:height="0.499cm" svg:x="1.5cm" svg:y="12.8cm" svg:viewBox="0 0 250 500" draw:points="0,0 250,250 0,500">
            <text:p/>
          </draw:polyline>
          <draw:frame draw:style-name="gr5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6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7" draw:layer="layout" svg:x1="1.5cm" svg:y1="12.55cm" svg:x2="1.75cm" svg:y2="12.55cm">
            <text:p/>
          </draw:line>
        </draw:g>
        <draw:rect draw:style-name="gr12" draw:text-style-name="P8" xml:id="id55" draw:id="id55" draw:layer="layout" svg:width="2.867cm" svg:height="1.115cm" svg:x="14.461cm" svg:y="6.475cm">
          <text:p text:style-name="P7"><text:span text:style-name="T5">Mrd</text:span></text:p>
          <text:p text:style-name="P7"><text:span text:style-name="T6"><text:s text:c="4"/></text:span><text:span text:style-name="T6">MemoryReader</text:span><text:span text:style-name="T5"> </text:span></text:p>
        </draw:rect>
        <draw:rect draw:style-name="gr2" draw:text-style-name="P1" xml:id="id47" draw:id="id47" draw:layer="layout" svg:width="1.004cm" svg:height="0.25cm" svg:x="12.071cm" svg:y="3.528cm">
          <text:p/>
        </draw:rect>
        <draw:rect draw:style-name="gr2" draw:text-style-name="P1" xml:id="id49" draw:id="id49" draw:layer="layout" svg:width="1.004cm" svg:height="0.249cm" svg:x="12.071cm" svg:y="3.931cm">
          <text:p/>
        </draw:rect>
        <draw:connector draw:style-name="gr9" draw:layer="layout" svg:x1="4.794cm" svg:y1="11.791cm" svg:x2="6.054cm" svg:y2="12.913cm" draw:start-shape="id32" draw:start-glue-point="2" draw:end-shape="id33" draw:end-glue-point="0" svg:d="M4794 11791v561h1260v561">
          <text:p/>
        </draw:connector>
        <draw:rect draw:style-name="gr14" draw:text-style-name="P9" xml:id="id33" draw:id="id33" draw:layer="layout" svg:width="3.073cm" svg:height="0.559cm" svg:x="4.518cm" svg:y="12.913cm">
          <text:p><text:span text:style-name="T7">L3MUX</text:span></text:p>
        </draw:rect>
        <draw:connector draw:style-name="gr9" draw:layer="layout" svg:x1="7.708cm" svg:y1="10.891cm" svg:x2="6.237cm" svg:y2="10.891cm" draw:start-shape="id34" draw:start-glue-point="3" draw:end-shape="id35" draw:end-glue-point="1" svg:d="M7708 10891h-1471">
          <text:p/>
        </draw:connector>
        <draw:connector draw:style-name="gr9" draw:layer="layout" draw:line-skew="-2.705cm" svg:x1="13.323cm" svg:y1="12.601cm" svg:x2="6.238cm" svg:y2="11.501cm" draw:start-shape="id36" draw:start-glue-point="3" draw:end-shape="id37" draw:end-glue-point="1" svg:d="M13323 12601h-6247v-1100h-838">
          <text:p/>
        </draw:connector>
        <draw:rect draw:style-name="gr2" draw:text-style-name="P1" xml:id="id37" draw:id="id37" draw:layer="layout" svg:width="1.015cm" svg:height="0.416cm" svg:x="5.223cm" svg:y="11.293cm">
          <text:p/>
        </draw:rect>
        <draw:rect draw:style-name="gr2" draw:text-style-name="P1" xml:id="id35" draw:id="id35" draw:layer="layout" svg:width="1.015cm" svg:height="0.416cm" svg:x="5.222cm" svg:y="10.683cm">
          <text:p/>
        </draw:rect>
        <draw:rect draw:style-name="gr2" draw:text-style-name="P1" xml:id="id36" draw:id="id36" draw:layer="layout" svg:width="1.015cm" svg:height="0.416cm" svg:x="13.323cm" svg:y="12.393cm">
          <text:p/>
        </draw:rect>
        <draw:rect draw:style-name="gr2" draw:text-style-name="P1" xml:id="id38" draw:id="id38" draw:layer="layout" svg:width="1.015cm" svg:height="0.416cm" svg:x="13.322cm" svg:y="11.693cm">
          <text:p/>
        </draw:rect>
        <draw:connector draw:style-name="gr9" draw:layer="layout" svg:x1="13.322cm" svg:y1="11.901cm" svg:x2="12.062cm" svg:y2="10.891cm" draw:start-shape="id38" draw:start-glue-point="3" draw:end-shape="id34" svg:d="M13322 11901h-623v-1010h-637">
          <text:p/>
        </draw:connector>
        <draw:rect draw:style-name="gr12" draw:text-style-name="P8" xml:id="id34" draw:id="id34" draw:layer="layout" svg:width="4.354cm" svg:height="1.082cm" svg:x="7.708cm" svg:y="10.35cm">
          <text:p text:style-name="P7"><text:span text:style-name="T5">Tca</text:span></text:p>
          <text:p text:style-name="P7"><text:span text:style-name="T6"><text:s text:c="4"/></text:span><text:span text:style-name="T6">TcpChecksumAccumulator</text:span><text:span text:style-name="T5"> </text:span></text:p>
        </draw:rect>
        <draw:connector draw:style-name="gr9" draw:layer="layout" svg:x1="4.734cm" svg:y1="9.428cm" svg:x2="4.794cm" svg:y2="10.46cm" draw:start-shape="id39" draw:start-glue-point="2" draw:end-shape="id32" draw:end-glue-point="0" svg:d="M4734 9428v516h60v516">
          <text:p/>
        </draw:connector>
        <draw:rect draw:style-name="gr8" draw:text-style-name="P4" xml:id="id68" draw:id="id68" draw:layer="layout" svg:width="1.215cm" svg:height="0.636cm" svg:x="1.515cm" svg:y="2.622cm">
          <text:p><text:span text:style-name="T3">AKd</text:span></text:p>
        </draw:rect>
        <draw:rect draw:style-name="gr8" draw:text-style-name="P4" xml:id="id70" draw:id="id70" draw:layer="layout" svg:width="1.215cm" svg:height="0.623cm" svg:x="1.515cm" svg:y="3.368cm">
          <text:p><text:span text:style-name="T3">RSt</text:span></text:p>
        </draw:rect>
        <draw:rect draw:style-name="gr8" draw:text-style-name="P4" xml:id="id72" draw:id="id72" draw:layer="layout" svg:width="1.215cm" svg:height="0.623cm" svg:x="1.515cm" svg:y="4.073cm">
          <text:p><text:span text:style-name="T3">TSt</text:span></text:p>
        </draw:rect>
        <draw:rect draw:style-name="gr2" draw:text-style-name="P1" xml:id="id69" draw:id="id69" draw:layer="layout" svg:width="1.004cm" svg:height="0.25cm" svg:x="8.844cm" svg:y="2.815cm">
          <text:p/>
        </draw:rect>
        <draw:connector draw:style-name="gr9" draw:layer="layout" svg:x1="15.047cm" svg:y1="10.443cm" svg:x2="15.557cm" svg:y2="11.55cm" draw:start-shape="id40" draw:start-glue-point="2" draw:end-shape="id41" draw:end-glue-point="0" svg:d="M15047 10443v554h510v553">
          <text:p/>
        </draw:connector>
        <draw:connector draw:style-name="gr9" draw:layer="layout" draw:line-skew="-0.176cm" svg:x1="18.727cm" svg:y1="8.904cm" svg:x2="16.847cm" svg:y2="9.889cm" draw:start-shape="id42" draw:start-glue-point="3" draw:end-shape="id40" draw:end-glue-point="1" svg:d="M18727 8904h-1116v985h-764">
          <text:p/>
        </draw:connector>
        <draw:rect draw:style-name="gr2" draw:text-style-name="P1" xml:id="id51" draw:id="id51" draw:layer="layout" svg:width="1.004cm" svg:height="0.25cm" svg:x="12.071cm" svg:y="4.757cm">
          <text:p/>
        </draw:rect>
        <draw:rect draw:style-name="gr2" draw:text-style-name="P1" xml:id="id53" draw:id="id53" draw:layer="layout" svg:width="1.004cm" svg:height="0.249cm" svg:x="12.071cm" svg:y="5.061cm">
          <text:p/>
        </draw:rect>
        <draw:rect draw:style-name="gr2" draw:text-style-name="P1" xml:id="id43" draw:id="id43" draw:layer="layout" svg:width="1.004cm" svg:height="0.25cm" svg:x="12.071cm" svg:y="2.322cm">
          <text:p/>
        </draw:rect>
        <draw:rect draw:style-name="gr2" draw:text-style-name="P1" xml:id="id45" draw:id="id45" draw:layer="layout" svg:width="1.004cm" svg:height="0.249cm" svg:x="12.071cm" svg:y="2.926cm">
          <text:p/>
        </draw:rect>
        <draw:connector draw:style-name="gr9" draw:layer="layout" svg:x1="13.075cm" svg:y1="2.447cm" svg:x2="18.216cm" svg:y2="1.94cm" draw:start-shape="id43" draw:start-glue-point="1" draw:end-shape="id44" draw:end-glue-point="3" svg:d="M13075 2447h2564v-507h2577">
          <text:p/>
        </draw:connector>
        <draw:connector draw:style-name="gr9" draw:layer="layout" svg:x1="13.075cm" svg:y1="3.05cm" svg:x2="18.216cm" svg:y2="2.729cm" draw:start-shape="id45" draw:start-glue-point="1" draw:end-shape="id46" draw:end-glue-point="3" svg:d="M13075 3050h2564v-321h2577">
          <text:p/>
        </draw:connector>
        <draw:connector draw:style-name="gr9" draw:layer="layout" svg:x1="13.075cm" svg:y1="3.653cm" svg:x2="18.216cm" svg:y2="3.484cm" draw:start-shape="id47" draw:start-glue-point="1" draw:end-shape="id48" draw:end-glue-point="3" svg:d="M13075 3653h2564v-169h2577">
          <text:p/>
        </draw:connector>
        <draw:rect draw:style-name="gr2" draw:text-style-name="P1" xml:id="id52" draw:id="id52" draw:layer="layout" svg:width="1.004cm" svg:height="0.25cm" svg:x="18.217cm" svg:y="4.757cm">
          <text:p/>
        </draw:rect>
        <draw:rect draw:style-name="gr2" draw:text-style-name="P1" xml:id="id54" draw:id="id54" draw:layer="layout" svg:width="1.004cm" svg:height="0.249cm" svg:x="18.217cm" svg:y="5.061cm">
          <text:p/>
        </draw:rect>
        <draw:connector draw:style-name="gr9" draw:layer="layout" svg:x1="13.075cm" svg:y1="4.055cm" svg:x2="18.217cm" svg:y2="4.24cm" draw:start-shape="id49" draw:start-glue-point="1" draw:end-shape="id50" draw:end-glue-point="3" svg:d="M13075 4055h2565v185h2577">
          <text:p/>
        </draw:connector>
        <draw:connector draw:style-name="gr9" draw:layer="layout" svg:x1="13.075cm" svg:y1="4.882cm" svg:x2="18.217cm" svg:y2="4.882cm" draw:start-shape="id51" draw:start-glue-point="1" draw:end-shape="id52" draw:end-glue-point="3" svg:d="M13075 4882h5142">
          <text:p/>
        </draw:connector>
        <draw:connector draw:style-name="gr9" draw:layer="layout" svg:x1="13.075cm" svg:y1="5.185cm" svg:x2="18.217cm" svg:y2="5.185cm" draw:start-shape="id53" draw:start-glue-point="1" draw:end-shape="id54" draw:end-glue-point="3" svg:d="M13075 5185h5142">
          <text:p/>
        </draw:connector>
        <draw:rect draw:style-name="gr8" draw:text-style-name="P4" draw:layer="layout" svg:width="1.215cm" svg:height="0.658cm" svg:x="18.217cm" svg:y="4.71cm">
          <text:p><text:span text:style-name="T3">TIm</text:span></text:p>
        </draw:rect>
        <draw:connector draw:style-name="gr9" draw:layer="layout" draw:line-skew="-0.491cm" svg:x1="17.328cm" svg:y1="7.032cm" svg:x2="18.724cm" svg:y2="8.123cm" draw:start-shape="id55" draw:start-glue-point="1" draw:end-shape="id56" draw:end-glue-point="3" svg:d="M17328 7032h214v1091h1182">
          <text:p/>
        </draw:connector>
        <draw:rect draw:style-name="gr2" draw:text-style-name="P1" xml:id="id57" draw:id="id57" draw:layer="layout" svg:width="1.004cm" svg:height="0.249cm" svg:x="12.071cm" svg:y="5.608cm">
          <text:p/>
        </draw:rect>
        <draw:connector draw:style-name="gr9" draw:layer="layout" svg:x1="13.075cm" svg:y1="5.732cm" svg:x2="15.894cm" svg:y2="6.475cm" draw:start-shape="id57" draw:start-glue-point="1" draw:end-shape="id55" draw:end-glue-point="0" svg:d="M13075 5732h2819v743">
          <text:p/>
        </draw:connector>
        <draw:rect draw:style-name="gr2" draw:text-style-name="P1" xml:id="id58" draw:id="id58" draw:layer="layout" svg:width="1.004cm" svg:height="0.249cm" svg:x="12.071cm" svg:y="6.009cm">
          <text:p/>
        </draw:rect>
        <draw:connector draw:style-name="gr9" draw:layer="layout" draw:line-skew="0.187cm" svg:x1="13.075cm" svg:y1="6.133cm" svg:x2="13.227cm" svg:y2="8.216cm" draw:start-shape="id58" draw:start-glue-point="1" draw:end-shape="id59" svg:d="M13075 6133h853v2083h-701">
          <text:p/>
        </draw:connector>
        <draw:connector draw:style-name="gr9" draw:layer="layout" svg:x1="15.894cm" svg:y1="7.59cm" svg:x2="15.047cm" svg:y2="9.336cm" draw:start-shape="id55" draw:start-glue-point="2" draw:end-shape="id40" svg:d="M15894 7590v873h-847v873">
          <text:p/>
        </draw:connector>
        <draw:connector draw:style-name="gr9" draw:layer="layout" svg:x1="7.812cm" svg:y1="6.742cm" svg:x2="8.872cm" svg:y2="8.216cm" draw:start-shape="id60" draw:start-glue-point="1" draw:end-shape="id59" draw:end-glue-point="3" svg:d="M7812 6742h530v1474h530">
          <text:p/>
        </draw:connector>
        <draw:rect draw:style-name="gr2" draw:text-style-name="P1" xml:id="id62" draw:id="id62" draw:layer="layout" svg:width="0.666cm" svg:height="0.333cm" svg:x="5.38cm" svg:y="6.143cm">
          <text:p/>
        </draw:rect>
        <draw:rect draw:style-name="gr2" draw:text-style-name="P1" xml:id="id65" draw:id="id65" draw:layer="layout" svg:width="0.666cm" svg:height="0.333cm" svg:x="6.38cm" svg:y="6.144cm">
          <text:p/>
        </draw:rect>
        <draw:connector draw:style-name="gr9" draw:layer="layout" svg:x1="8.856cm" svg:y1="5.194cm" svg:x2="5.713cm" svg:y2="6.143cm" draw:start-shape="id61" draw:start-glue-point="3" draw:end-shape="id62" draw:end-glue-point="0" svg:d="M8856 5194h-3143v949">
          <text:p/>
        </draw:connector>
        <draw:connector draw:style-name="gr9" draw:layer="layout" svg:x1="2.731cm" svg:y1="6.742cm" svg:x2="4.681cm" svg:y2="6.742cm" draw:start-shape="id63" draw:start-glue-point="1" draw:end-shape="id60" draw:end-glue-point="3" svg:d="M2731 6742h1950">
          <text:p/>
        </draw:connector>
        <draw:connector draw:style-name="gr9" draw:layer="layout" svg:x1="8.856cm" svg:y1="5.551cm" svg:x2="6.713cm" svg:y2="6.144cm" draw:start-shape="id64" draw:start-glue-point="3" draw:end-shape="id65" draw:end-glue-point="0" svg:d="M8856 5551h-2143v593">
          <text:p/>
        </draw:connector>
        <draw:rect draw:style-name="gr8" draw:text-style-name="P4" xml:id="id63" draw:id="id63" draw:layer="layout" svg:width="1.215cm" svg:height="0.623cm" svg:x="1.516cm" svg:y="6.431cm">
          <text:p><text:span text:style-name="T3">SLc</text:span></text:p>
        </draw:rect>
        <draw:rect draw:style-name="gr2" draw:text-style-name="P1" xml:id="id64" draw:id="id64" draw:layer="layout" svg:width="1.004cm" svg:height="0.25cm" svg:x="8.856cm" svg:y="5.426cm">
          <text:p/>
        </draw:rect>
        <draw:rect draw:style-name="gr2" draw:text-style-name="P1" xml:id="id61" draw:id="id61" draw:layer="layout" svg:width="1.004cm" svg:height="0.25cm" svg:x="8.856cm" svg:y="5.069cm">
          <text:p/>
        </draw:rect>
        <draw:connector draw:style-name="gr9" draw:layer="layout" svg:x1="5.713cm" svg:y1="7.276cm" svg:x2="5.313cm" svg:y2="8.344cm" draw:start-shape="id66" draw:start-glue-point="2" draw:end-shape="id67" draw:end-glue-point="0" svg:d="M5713 7276v534h-400v534">
          <text:p/>
        </draw:connector>
        <draw:rect draw:style-name="gr2" draw:text-style-name="P1" xml:id="id66" draw:id="id66" draw:layer="layout" svg:width="0.666cm" svg:height="0.333cm" svg:x="5.38cm" svg:y="6.943cm">
          <text:p/>
        </draw:rect>
        <draw:rect draw:style-name="gr2" draw:text-style-name="P1" draw:layer="layout" svg:width="0.666cm" svg:height="0.333cm" svg:x="6.38cm" svg:y="6.944cm">
          <text:p/>
        </draw:rect>
        <draw:connector draw:style-name="gr9" draw:layer="layout" svg:x1="11.049cm" svg:y1="8.852cm" svg:x2="13.248cm" svg:y2="9.889cm" draw:start-shape="id59" draw:start-glue-point="2" draw:end-shape="id40" draw:end-glue-point="3" svg:d="M11049 8852v1037h2199">
          <text:p/>
        </draw:connector>
        <draw:rect draw:style-name="gr14" draw:text-style-name="P4" xml:id="id42" draw:id="id42" draw:layer="layout" svg:width="0.714cm" svg:height="3.328cm" svg:x="18.727cm" svg:y="7.24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1" draw:text-style-name="P5" draw:layer="layout" svg:width="17.933cm" svg:height="11.988cm" svg:x="1.508cm" svg:y="1.457cm">
          <text:p/>
        </draw:rect>
        <draw:connector draw:style-name="gr9" draw:layer="layout" svg:x1="2.73cm" svg:y1="2.94cm" svg:x2="8.844cm" svg:y2="2.94cm" draw:start-shape="id68" draw:start-glue-point="1" draw:end-shape="id69" draw:end-glue-point="3" svg:d="M2730 2940h6114">
          <text:p/>
        </draw:connector>
        <draw:rect draw:style-name="gr2" draw:text-style-name="P1" xml:id="id71" draw:id="id71" draw:layer="layout" svg:width="1.004cm" svg:height="0.25cm" svg:x="8.844cm" svg:y="3.554cm">
          <text:p/>
        </draw:rect>
        <draw:rect draw:style-name="gr2" draw:text-style-name="P1" xml:id="id73" draw:id="id73" draw:layer="layout" svg:width="1.004cm" svg:height="0.25cm" svg:x="8.844cm" svg:y="4.259cm">
          <text:p/>
        </draw:rect>
        <draw:connector draw:style-name="gr9" draw:layer="layout" svg:x1="2.73cm" svg:y1="3.679cm" svg:x2="8.844cm" svg:y2="3.679cm" draw:start-shape="id70" draw:start-glue-point="1" draw:end-shape="id71" draw:end-glue-point="3" svg:d="M2730 3679h6114">
          <text:p/>
        </draw:connector>
        <draw:connector draw:style-name="gr9" draw:layer="layout" svg:x1="2.73cm" svg:y1="4.384cm" svg:x2="8.844cm" svg:y2="4.384cm" draw:start-shape="id72" draw:start-glue-point="1" draw:end-shape="id73" draw:end-glue-point="3" svg:d="M2730 4384h6114">
          <text:p/>
        </draw:connector>
        <draw:rect draw:style-name="gr12" draw:text-style-name="P8" xml:id="id41" draw:id="id41" draw:layer="layout" svg:width="4.497cm" svg:height="1.331cm" svg:x="13.309cm" svg:y="11.55cm">
          <text:p text:style-name="P7"><text:span text:style-name="T5">Sca</text:span></text:p>
          <text:p text:style-name="P7"><text:span text:style-name="T6"><text:s text:c="4"/></text:span><text:span text:style-name="T6">SubChecksumAccumulator</text:span><text:span text:style-name="T5"> </text:span></text:p>
        </draw:rect>
        <draw:rect draw:style-name="gr12" draw:text-style-name="P8" xml:id="id32" draw:id="id32" draw:layer="layout" svg:width="2.901cm" svg:height="1.331cm" svg:x="3.344cm" svg:y="10.46cm">
          <text:p text:style-name="P7"><text:span text:style-name="T5">Ips</text:span></text:p>
          <text:p text:style-name="P7"><text:span text:style-name="T6"><text:s text:c="4"/></text:span><text:span text:style-name="T6">IpPacketStitcher</text:span><text:span text:style-name="T5"> </text:span></text:p>
        </draw:rect>
        <draw:rect draw:style-name="gr8" draw:text-style-name="P4" xml:id="id50" draw:id="id50" draw:layer="layout" svg:width="1.215cm" svg:height="0.636cm" svg:x="18.217cm" svg:y="3.922cm">
          <text:p><text:span text:style-name="T3">SLc</text:span></text:p>
        </draw:rect>
        <draw:rect draw:style-name="gr8" draw:text-style-name="P4" xml:id="id48" draw:id="id48" draw:layer="layout" svg:width="1.215cm" svg:height="0.623cm" svg:x="18.216cm" svg:y="3.173cm">
          <text:p><text:span text:style-name="T3">TSt</text:span></text:p>
        </draw:rect>
        <draw:rect draw:style-name="gr8" draw:text-style-name="P4" xml:id="id46" draw:id="id46" draw:layer="layout" svg:width="1.215cm" svg:height="0.623cm" svg:x="18.216cm" svg:y="2.418cm">
          <text:p><text:span text:style-name="T3">RSt</text:span></text:p>
        </draw:rect>
        <draw:rect draw:style-name="gr8" draw:text-style-name="P4" xml:id="id44" draw:id="id44" draw:layer="layout" svg:width="1.215cm" svg:height="0.636cm" svg:x="18.216cm" svg:y="1.622cm">
          <text:p><text:span text:style-name="T3">EVe</text:span></text:p>
        </draw:rect>
        <draw:rect draw:style-name="gr2" draw:text-style-name="P1" xml:id="id75" draw:id="id75" draw:layer="layout" svg:width="0.666cm" svg:height="0.333cm" svg:x="3.18cm" svg:y="8.343cm">
          <text:p/>
        </draw:rect>
        <draw:rect draw:style-name="gr2" draw:text-style-name="P1" xml:id="id67" draw:id="id67" draw:layer="layout" svg:width="0.666cm" svg:height="0.333cm" svg:x="4.98cm" svg:y="8.344cm">
          <text:p/>
        </draw:rect>
        <draw:rect draw:style-name="gr2" draw:text-style-name="P1" xml:id="id74" draw:id="id74" draw:layer="layout" svg:width="1.004cm" svg:height="0.25cm" svg:x="8.856cm" svg:y="4.626cm">
          <text:p/>
        </draw:rect>
        <draw:connector draw:style-name="gr9" draw:layer="layout" svg:x1="8.856cm" svg:y1="4.751cm" svg:x2="3.513cm" svg:y2="8.343cm" draw:start-shape="id74" draw:start-glue-point="3" draw:end-shape="id75" draw:end-glue-point="0" svg:d="M8856 4751h-5343v3592">
          <text:p/>
        </draw:connector>
        <draw:rect draw:style-name="gr12" draw:text-style-name="P8" xml:id="id39" draw:id="id39" draw:layer="layout" svg:width="3.671cm" svg:height="1.172cm" svg:x="2.899cm" svg:y="8.256cm">
          <text:p text:style-name="P7"><text:span text:style-name="T5">Ihc</text:span></text:p>
          <text:p text:style-name="P7"><text:span text:style-name="T6"><text:s text:c="4"/></text:span><text:span text:style-name="T6">IpHeaderConstructor</text:span><text:span text:style-name="T5"> </text:span></text:p>
        </draw:rect>
        <draw:rect draw:style-name="gr12" draw:text-style-name="P8" xml:id="id60" draw:id="id60" draw:layer="layout" svg:width="3.131cm" svg:height="1.195cm" svg:x="4.681cm" svg:y="6.145cm">
          <text:p text:style-name="P7"><text:span text:style-name="T5">Sps</text:span></text:p>
          <text:p text:style-name="P7"><text:span text:style-name="T6"><text:s text:c="4"/></text:span><text:span text:style-name="T6">SocketPairSplitter</text:span><text:span text:style-name="T5"> </text:span></text:p>
        </draw:rect>
        <draw:rect draw:style-name="gr12" draw:text-style-name="P8" xml:id="id76" draw:id="id76" draw:layer="layout" svg:width="4.335cm" svg:height="4.376cm" svg:x="8.778cm" svg:y="2.073cm">
          <text:p text:style-name="P7"><text:span text:style-name="T5">Mdl</text:span></text:p>
          <text:p text:style-name="P7"><text:span text:style-name="T6"><text:s text:c="4"/></text:span><text:span text:style-name="T6">MetaDataLoader</text:span><text:span text:style-name="T5"> </text:span></text:p>
        </draw:rect>
        <draw:custom-shape draw:style-name="gr10" draw:text-style-name="P6" draw:layer="layout" svg:width="0.59cm" svg:height="0.291cm" svg:x="11.634cm" svg:y="9.736cm">
          <text:p text:style-name="P6"><text:span text:style-name="T4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5.179cm" svg:y="8.321cm">
          <text:p text:style-name="P6"><text:span text:style-name="T4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968cm" svg:y="10.817cm">
          <text:p text:style-name="P6"><text:span text:style-name="T4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69cm" svg:y="2.317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7cm" svg:y="2.917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71cm" svg:y="3.517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72cm" svg:y="3.9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73cm" svg:y="4.717cm">
          <text:p text:style-name="P6"><text:span text:style-name="T4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74cm" svg:y="5.017cm">
          <text:p text:style-name="P6"><text:span text:style-name="T4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5.18cm" svg:y="8.321cm">
          <text:p text:style-name="P6"><text:span text:style-name="T4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4.38cm" svg:y="5.621cm">
          <text:p text:style-name="P6"><text:span text:style-name="T4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2" draw:text-style-name="P8" xml:id="id40" draw:id="id40" draw:layer="layout" svg:width="3.599cm" svg:height="1.107cm" svg:x="13.248cm" svg:y="9.336cm">
          <text:p text:style-name="P7"><text:span text:style-name="T5">Tss</text:span></text:p>
          <text:p text:style-name="P7"><text:span text:style-name="T6"><text:s text:c="4"/></text:span><text:span text:style-name="T6">TcpSegmentStitcher</text:span><text:span text:style-name="T5"> </text:span></text:p>
        </draw:rect>
        <draw:connector draw:style-name="gr9" draw:layer="layout" svg:x1="10.945cm" svg:y1="6.449cm" svg:x2="11.049cm" svg:y2="7.58cm" draw:start-shape="id76" draw:end-shape="id59" draw:end-glue-point="0" svg:d="M10945 6449v566h104v565">
          <text:p/>
        </draw:connector>
        <draw:rect draw:style-name="gr12" draw:text-style-name="P8" xml:id="id59" draw:id="id59" draw:layer="layout" svg:width="4.355cm" svg:height="1.272cm" svg:x="8.872cm" svg:y="7.58cm">
          <text:p text:style-name="P7"><text:span text:style-name="T5">Phc</text:span></text:p>
          <text:p text:style-name="P7"><text:span text:style-name="T6"><text:s text:c="4"/></text:span><text:span text:style-name="T6">PseudoHeaderConstructor</text:span><text:span text:style-name="T5"> </text:span></text:p>
        </draw:rect>
        <draw:custom-shape draw:style-name="gr10" draw:text-style-name="P6" draw:layer="layout" svg:width="0.59cm" svg:height="0.291cm" svg:x="10.681cm" svg:y="6.821cm">
          <text:p text:style-name="P6"><text:span text:style-name="T4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cm" svg:y="5.417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1cm" svg:y="5.0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1cm" svg:y="4.617cm">
          <text:p text:style-name="P6"><text:span text:style-name="T4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4.471cm" svg:y="9.717cm">
          <text:p text:style-name="P6"><text:span text:style-name="T4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1cm" svg:y="4.217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2cm" svg:y="3.517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7.373cm" svg:y="2.817cm">
          <text:p text:style-name="P6"><text:span text:style-name="T4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5.272cm" svg:y="7.6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3.675cm" svg:y="6.617cm">
          <text:p text:style-name="P6"><text:span text:style-name="T4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8.073cm" svg:y="7.1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2.371cm" svg:y="11.217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765cm" svg:height="0.291cm" svg:x="9.397cm" svg:y="12.417cm">
          <text:p text:style-name="P6"><text:span text:style-name="T4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6.773cm" svg:y="10.7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7.774cm" svg:y="7.978cm">
          <text:p text:style-name="P6"><text:span text:style-name="T4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6" draw:layer="layout" svg:width="0.59cm" svg:height="0.291cm" svg:x="17.88cm" svg:y="8.779cm">
          <text:p text:style-name="P6"><text:span text:style-name="T4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5" draw:layer="layout" svg:x1="0.915cm" svg:y1="13.604cm" svg:x2="19.441cm" svg:y2="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4H34M59S</meta:editing-duration>
    <meta:editing-cycles>209</meta:editing-cycles>
    <meta:generator>OpenOffice/4.1.6$Unix OpenOffice.org_project/416m1$Build-9790</meta:generator>
    <dc:date>2019-11-28T23:20:28</dc:date>
    <dc:creator>Francois Abel</dc:creator>
    <meta:printed-by>Francois Abel</meta:printed-by>
    <meta:print-date>2018-11-01T20:08:16.68</meta:print-date>
    <meta:document-statistic meta:object-count="184"/>
  </office:meta>
</office:document-meta>
</file>